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02C0000002C137D1D0699CEFF4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lack-Lato" svg:font-family="Slack-Lato, appleLogo, sans-serif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/>
      <style:text-properties fo:font-variant="normal" fo:text-transform="none" fo:color="#111111" loext:opacity="100%" style:font-name="Slack-Lato" fo:font-size="9.89999961853027pt" fo:letter-spacing="normal" fo:font-style="normal" fo:font-weight="normal"/>
    </style:style>
    <style:style style:name="P2" style:family="paragraph" style:parent-style-name="Text_20_body" style:list-style-name="L1">
      <style:paragraph-properties fo:margin-left="0.653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111111" loext:opacity="100%" style:font-name="Slack-Lato" fo:font-size="9.89999961853027pt" fo:letter-spacing="normal" fo:font-style="normal" fo:font-weight="normal"/>
    </style:style>
    <style:style style:name="P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11111" loext:opacity="100%" style:font-name="Slack-Lato" fo:font-size="9.89999961853027pt" fo:letter-spacing="normal" fo:font-style="normal" fo:font-weight="normal"/>
    </style:style>
    <style:style style:name="P4" style:family="paragraph" style:parent-style-name="Text_20_body" style:list-style-name="L2">
      <style:paragraph-properties fo:margin-left="0.653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111111" loext:opacity="100%" style:font-name="Slack-Lato" fo:font-size="9.89999961853027pt" fo:letter-spacing="normal" fo:font-style="normal" fo:font-weight="normal"/>
    </style:style>
    <style:style style:name="P5" style:family="paragraph" style:parent-style-name="Text_20_body" style:list-style-name="L2">
      <style:paragraph-properties fo:margin-left="0.653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fo:font-variant="normal" fo:text-transform="none" fo:color="#d1d2d3" loext:opacity="100%" style:font-name="Slack-Lato" fo:font-size="9.89999961853027pt" fo:letter-spacing="normal" fo:font-style="normal" fo:font-weight="normal"/>
    </style:style>
    <style:style style:name="T4" style:family="text">
      <style:text-properties fo:font-variant="normal" fo:text-transform="none" fo:color="#d1d2d3" loext:opacity="100%" style:text-line-through-style="none" style:text-line-through-type="none" style:font-name="Slack-Lato" fo:font-size="9.89999961853027pt" fo:letter-spacing="normal" fo:font-style="normal" style:text-underline-style="none" fo:font-weight="normal" style:text-blinking="false"/>
    </style:style>
    <style:style style:name="T5" style:family="text">
      <style:text-properties fo:font-variant="normal" fo:text-transform="none" style:text-line-through-style="none" style:text-line-through-type="none" style:font-name="Slack-Lato" fo:font-size="9.89999961853027pt" fo:letter-spacing="normal" fo:font-style="normal" style:text-underline-style="none" fo:font-weight="normal" style:text-blinking="false"/>
    </style:style>
    <style:style style:name="T6" style:family="text">
      <style:text-properties fo:font-variant="normal" fo:text-transform="none" style:font-name="Slack-Lato" fo:font-size="9.89999961853027pt" fo:letter-spacing="normal" fo:font-style="normal" fo:font-weight="normal"/>
    </style:style>
    <style:style style:name="T7" style:family="text">
      <style:text-properties fo:font-variant="normal" fo:text-transform="none" fo:color="#111111" loext:opacity="100%" style:font-name="Slack-Lato" fo:font-size="9.89999961853027pt" fo:letter-spacing="normal" fo:font-style="normal" fo:font-weight="normal"/>
    </style:style>
    <style:style style:name="T8" style:family="text">
      <style:text-properties fo:font-variant="normal" fo:text-transform="none" fo:color="#111111" loext:opacity="100%" style:text-line-through-style="none" style:text-line-through-type="none" style:font-name="Slack-Lato" fo:font-size="9.89999961853027pt" fo:letter-spacing="normal" fo:font-style="normal" style:text-underline-style="none" fo:font-weight="normal" style:text-blink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ic@s, el sábado para presentar el proyecto tendréis que preparar unas sencillas slides con el siguiente contenido:</text:p>
      <text:list xml:id="list2981484480" text:style-name="L1">
        <text:list-item>
          <text:p text:style-name="P2">Portada, os presentáis y presentáis el juego</text:p>
        </text:list-item>
        <text:list-item>
          <text:p text:style-name="P2">De qué va el juego</text:p>
        </text:list-item>
        <text:list-item>
          <text:p text:style-name="P2">Qué puede hacer el usuario (User can...)</text:p>
        </text:list-item>
        <text:list-item>
          <text:p text:style-name="P2">Challenges de hacer el juego</text:p>
        </text:list-item>
        <text:list-item>
          <text:p text:style-name="P2">Process</text:p>
        </text:list-item>
        <text:list-item>
          <text:p text:style-name="P2">Learnings</text:p>
        </text:list-item>
        <text:list-item>
          <text:p text:style-name="P2">If I were to start from sratch...</text:p>
        </text:list-item>
        <text:list-item>
          <text:p text:style-name="P2">Qué ha quedado por hacer</text:p>
        </text:list-item>
        <text:list-item>
          <text:p text:style-name="P2">High-lights (del juego, del proceso, lo que queráis destacar)</text:p>
        </text:list-item>
        <text:list-item>
          <text:p text:style-name="P2">Enlace a la demo</text:p>
        </text:list-item>
      </text:list>
      <text:p text:style-name="P3">La presentación entera (presentación más demo del juego) no puede durar más de <text:span text:style-name="T1">5 minutos.</text:span>Recomendaciones:</text:p>
      <text:list xml:id="list2606468450" text:style-name="L2">
        <text:list-item>
          <text:p text:style-name="P4">Que las slides contengan poco texto, mucho soporte visual y en otro sitio os pensáis o apuntáis qué queréis decir en cada diapo</text:p>
        </text:list-item>
        <text:list-item>
          <text:p text:style-name="P4">Intentar que las presentaciones no sean <text:span text:style-name="T2">leer las diapositivas</text:span></text:p>
        </text:list-item>
        <text:list-item>
          <text:p text:style-name="P4">Intentar que tengan cierta coherencia visual con el juego</text:p>
        </text:list-item>
        <text:list-item>
          <text:p text:style-name="P4">Las slides deberían ser en inglés pero presentáis en español</text:p>
        </text:list-item>
        <text:list-item>
          <text:p text:style-name="P5"><text:span text:style-name="T7">Lo podéis hacer con Google slides o con </text:span><text:a xlink:type="simple" xlink:href="http://slides.com/" office:target-frame-name="_blank" xlink:show="new" text:style-name="Internet_20_link" text:visited-style-name="Visited_20_Internet_20_Link"><text:span text:style-name="T8">Slides.com</text:span></text:a></text:p>
        </text:list-item>
      </text:list>
      <text:p text:style-name="P6"><text:span text:style-name="T7">Os lo paso ya que así esta tarde quien quiera ya puede ir preparándolo!! Os dejo aquí </text:span><text:a xlink:type="simple" xlink:href="https://slides.com/alebausa/abduction" office:target-frame-name="_blank" xlink:show="new" text:style-name="Internet_20_link" text:visited-style-name="Visited_20_Internet_20_Link"><text:span text:style-name="T8">la presentación que hice yo</text:span></text:a><text:span text:style-name="T7"> cuando era estudiante por si os sirve de inspiración, tampoco es que esté perfecta ni nada pero por dar ideas.¡Hasta luego!  </text:span><text:span text:style-name="T7"><draw:frame draw:style-name="fr1" draw:name="Image1" text:anchor-type="as-char" svg:width="0.513cm" svg:height="0.513cm" draw:z-index="0"><draw:image xlink:href="Pictures/100000010000002C0000002C137D1D0699CEFF4F.png" xlink:type="simple" xlink:show="embed" xlink:actuate="onLoad" draw:mime-type="image/png"/><svg:title>:cohete:</svg:title></draw:frame>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lack-Lato" svg:font-family="Slack-Lato, appleLogo, sans-serif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1-11T19:26:34.448678949</meta:creation-date>
    <dc:date>2021-11-11T19:27:02.828700157</dc:date>
    <meta:editing-duration>PT28S</meta:editing-duration>
    <meta:editing-cycles>1</meta:editing-cycles>
    <meta:document-statistic meta:table-count="0" meta:image-count="1" meta:object-count="0" meta:page-count="1" meta:paragraph-count="18" meta:word-count="201" meta:character-count="1121" meta:non-whitespace-character-count="951"/>
    <meta:generator>LibreOffice/7.2.0.4$MacOSX_X86_64 LibreOffice_project/9a9c6381e3f7a62afc1329bd359cc48accb6435b</meta:generator>
  </office:meta>
</office:document-meta>
</file>